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8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6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731cm" fo:min-width="8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5cm"/>
    </style:style>
    <style:style style:name="gr6" style:family="graphic" style:parent-style-name="objectwithoutfill">
      <style:graphic-properties svg:stroke-color="#000000" draw:marker-end="Arrow" draw:marker-end-width="0.2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319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cm" fo:min-width="7.456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7.45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7.456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637cm" fo:min-width="0cm"/>
    </style:style>
    <style:style style:name="gr12" style:family="graphic" style:parent-style-name="standard">
      <style:graphic-properties draw:stroke="none" svg:stroke-color="#000000" draw:fill="none" draw:fill-color="#ffffff" fo:min-height="0.357cm"/>
    </style:style>
    <style:style style:name="gr13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319cm" fo:min-width="0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1cm" fo:min-width="7.25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75cm" fo:min-width="7.247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7.247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8.5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8.5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8.5cm"/>
    </style:style>
    <style:style style:name="gr20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5cm" fo:min-width="0cm"/>
    </style:style>
    <style:style style:name="gr21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955cm" fo:min-width="0cm"/>
    </style:style>
    <style:style style:name="gr22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37cm" fo:min-width="0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75cm"/>
    </style:style>
    <style:style style:name="gr24" style:family="graphic" style:parent-style-name="standard">
      <style:graphic-properties draw:stroke="none" draw:textarea-horizontal-align="justify" draw:textarea-vertical-align="middle" draw:auto-grow-height="false" fo:min-height="0.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ff"/>
      <style:paragraph-properties fo:text-align="center"/>
      <style:text-properties style:font-name="Source Code Pro Medium1" fo:font-size="8pt" style:font-size-asian="8pt" style:font-size-complex="8pt"/>
    </style:style>
    <style:style style:name="P5" style:family="paragraph">
      <loext:graphic-properties draw:fill="solid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Source Code Pro Medium1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1.25cm" svg:x="30.55cm" svg:y="9cm">
          <text:p text:style-name="P1"><text:span text:style-name="T1">RDO trunk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5cm" svg:height="3cm" svg:x="17.5cm" svg:y="11.35cm">
          <text:p text:style-name="P1"><text:span text:style-name="T2"><text:a xlink:href="https://github.com/openstack/nova" xlink:type="simple">https://github.com/openstack/nova</text:a>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cm" svg:height="1.25cm" svg:x="17.5cm" svg:y="10.1cm">
          <text:p text:style-name="P1"><text:span text:style-name="T1">Upstream git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cm" svg:height="3.981cm" svg:x="30.55cm" svg:y="10.219cm">
          <text:p text:style-name="P1"><text:span text:style-name="T2"><text:a xlink:href="https://github.com/rdo-packages/nova-distgit" xlink:type="simple">https://github.com/rdo-packages/nova-distgit</text:a></text:span><text:span text:style-name="T2"> </text:span></text:p>
          <text:p text:style-name="P1"><text:span text:style-name="T2"><text:a xlink:href="https://review.rdoproject.org/" xlink:type="simple">https://review.rdoproject.org</text:a></text:span><text:span text:style-name="T2"> </text:span></text:p>
          <text:p text:style-name="P1"><text:span text:style-name="T2">project:openstack/nova-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" draw:id="id6" draw:layer="layout" svg:width="3cm" svg:height="0.5cm" svg:x="21cm" svg:y="12.1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21cm" svg:y="12.85cm">
          <text:p text:style-name="P3"><text:span text:style-name="T2">stable/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21cm" svg:y="13.6cm">
          <text:p text:style-name="P3"><text:span text:style-name="T2">stable/libert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5cm" svg:x="30.55cm" svg:y="12.65cm">
          <text:p text:style-name="P1"><text:span text:style-name="T2">rpm-mita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" draw:id="id1" draw:layer="layout" svg:width="3cm" svg:height="0.5cm" svg:x="30.55cm" svg:y="11.9cm">
          <text:p text:style-name="P1"><text:span text:style-name="T2">rpm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199cm" svg:x1="30.55cm" svg:y1="12.15cm" svg:x2="25.35cm" svg:y2="18.9cm" draw:start-shape="id1" draw:start-glue-point="3" draw:end-shape="id2" draw:end-glue-point="3" svg:d="M30550 12150h-5900v6750h700" svg:viewBox="0 0 5901 6751">
          <text:p/>
        </draw:connector>
        <draw:frame draw:style-name="gr7" draw:text-style-name="P7" draw:layer="layout" svg:width="6.5cm" svg:height="0.569cm" svg:x="17.5cm" svg:y="10.85cm">
          <draw:text-box>
            <text:p text:style-name="P1"><text:span text:style-name="T3">source code of upstream project</text:span></text:p>
          </draw:text-box>
        </draw:frame>
        <draw:frame draw:style-name="gr7" draw:text-style-name="P7" draw:layer="layout" svg:width="9cm" svg:height="0.569cm" svg:x="30.55cm" svg:y="9.65cm">
          <draw:text-box>
            <text:p text:style-name="P1"><text:span text:style-name="T3">.spec files and files <text:s/>to build RPM packages from latest upstream</text:span></text:p>
          </draw:text-box>
        </draw:frame>
        <draw:custom-shape draw:style-name="gr8" draw:text-style-name="P4" draw:layer="layout" svg:width="7.956cm" svg:height="1.75cm" svg:x="18.15cm" svg:y="29.75cm">
          <text:p text:style-name="P1"><text:span text:style-name="T2"><text:a xlink:href="http://trunk.rdoproject.org/" xlink:type="simple">http://trunk.rdoproject.org</text:a>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7.956cm" svg:height="1.5cm" svg:x="18.15cm" svg:y="28.25cm">
          <text:p text:style-name="P1"><text:span text:style-name="T1">RDO Trunk builds 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956cm" svg:height="0.5cm" svg:x="18.15cm" svg:y="30.5cm">
          <text:p text:style-name="P1"><text:span text:style-name="T2">/$VERSION/$DIST/$HASH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956cm" svg:height="0.887cm" svg:x="18.194cm" svg:y="28.924cm">
          <draw:text-box>
            <text:p text:style-name="P1"><text:span text:style-name="T3">Serves per-commit yum repos and build reports</text:span></text:p>
          </draw:text-box>
        </draw:frame>
        <draw:frame draw:style-name="gr12" draw:text-style-name="P8" draw:layer="layout" svg:width="2.5cm" svg:height="0.607cm" svg:x="18.552cm" svg:y="12.05cm">
          <draw:text-box>
            <text:p text:style-name="P3"><text:span text:style-name="T2">branches</text:span></text:p>
          </draw:text-box>
        </draw:frame>
        <draw:connector draw:style-name="gr6" draw:text-style-name="P6" draw:layer="layout" svg:x1="28.35cm" svg:y1="18.9cm" svg:x2="29.223cm" svg:y2="20.2cm" draw:start-shape="id2" draw:start-glue-point="1" draw:end-shape="id3" draw:end-glue-point="0" svg:d="M28350 18900h873v1300" svg:viewBox="0 0 874 1301">
          <text:p/>
        </draw:connector>
        <draw:frame draw:style-name="gr13" draw:text-style-name="P9" draw:layer="layout" svg:width="3.458cm" svg:height="0.569cm" svg:x="21.15cm" svg:y="16.831cm">
          <draw:text-box>
            <text:p><text:span text:style-name="T3">Fetch on each commit</text:span></text:p>
          </draw:text-box>
        </draw:frame>
        <draw:connector draw:style-name="gr6" draw:text-style-name="P6" draw:layer="layout" svg:x1="33.097cm" svg:y1="23.35cm" svg:x2="36.4cm" svg:y2="31.3cm" draw:start-shape="id4" draw:start-glue-point="1" draw:end-shape="id5" svg:d="M33097 23350h3804v7950h-501" svg:viewBox="0 0 3805 7951">
          <text:p/>
        </draw:connector>
        <draw:custom-shape draw:style-name="gr14" draw:text-style-name="P10" draw:layer="layout" svg:width="7.75cm" svg:height="1.25cm" svg:x="25.35cm" svg:y="16.65cm">
          <text:p text:style-name="P1"><text:span text:style-name="T1">DLRN server (RDO trunk)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7.75cm" svg:height="0.569cm" svg:x="25.35cm" svg:y="17.331cm">
          <draw:text-box>
            <text:p text:style-name="P1"><text:span text:style-name="T3">Creates packages and repos for trunk repos</text:span></text:p>
          </draw:text-box>
        </draw:frame>
        <draw:custom-shape draw:style-name="gr15" draw:text-style-name="P11" draw:layer="layout" svg:width="7.747cm" svg:height="6cm" svg:x="25.35cm" svg:y="17.9cm">
          <text:p text:style-name="P1"><text:span text:style-name="T4"><text:a xlink:href="https://github.com/openstack-packages/DLRN" xlink:type="simple">https://github.com/openstack-packages/DLRN</text:a></text:span><text:span text:style-name="T4"> 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025cm" svg:x1="24cm" svg:y1="12.35cm" svg:x2="25.35cm" svg:y2="18.9cm" draw:start-shape="id6" draw:start-glue-point="1" draw:end-shape="id2" draw:end-glue-point="3" svg:d="M24000 12350h650v6550h700" svg:viewBox="0 0 1351 6551">
          <text:p/>
        </draw:connector>
        <draw:custom-shape draw:style-name="gr5" draw:text-style-name="P5" xml:id="id2" draw:id="id2" draw:layer="layout" svg:width="3cm" svg:height="0.5cm" svg:x="25.35cm" svg:y="18.65cm">
          <text:p text:style-name="P3"><text:span text:style-name="T2">centos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25.35cm" svg:y="19.35cm">
          <text:p text:style-name="P3"><text:span text:style-name="T2">fedora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30.102cm" svg:y="18.648cm">
          <text:p text:style-name="P3"><text:span text:style-name="T2">centos-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5cm" svg:x="30.55cm" svg:y="13.45cm">
          <text:p text:style-name="P1"><text:span text:style-name="T2">rpm-lib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cm" svg:height="0.5cm" svg:x="30.102cm" svg:y="19.348cm">
          <text:p text:style-name="P3"><text:span text:style-name="T2">centos-liberty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3" draw:id="id3" draw:layer="layout" svg:width="7.747cm" svg:height="0.5cm" svg:x="25.35cm" svg:y="20.2cm">
          <text:p text:style-name="P1"><text:span text:style-name="T2">/$DIST/$HASH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8" draw:id="id8" draw:layer="layout" svg:width="7.747cm" svg:height="0.5cm" svg:x="25.35cm" svg:y="20.9cm">
          <text:p text:style-name="P1"><text:span text:style-name="T2">/$VERSION/$DIST/curr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0" draw:id="id10" draw:layer="layout" svg:width="7.747cm" svg:height="0.5cm" svg:x="25.35cm" svg:y="22.4cm">
          <text:p text:style-name="P1"><text:span text:style-name="T2">/$VERSION/$DIST/current-passed-ci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9cm" svg:height="3cm" svg:x="27.4cm" svg:y="29cm">
          <text:p text:style-name="P1"><text:span text:style-name="T2"><text:a xlink:href="http://buildlogs.centos.org/" xlink:type="simple">http://buildlogs.centos.org</text:a>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9cm" svg:height="1.5cm" svg:x="27.4cm" svg:y="27.5cm">
          <text:p text:style-name="P1"><text:span text:style-name="T1">RDO trunk repos (CentOS)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5" draw:id="id5" draw:layer="layout" svg:width="9cm" svg:height="0.5cm" svg:x="27.4cm" svg:y="31.05cm">
          <text:p text:style-name="P1"><text:span text:style-name="T2">$DIST/rdo-trunk-master-tripleo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9cm" svg:height="0.887cm" svg:x="27.45cm" svg:y="28.174cm">
          <draw:text-box>
            <text:p text:style-name="P1"><text:span text:style-name="T3">Serves yum repos for trunk RDO</text:span></text:p>
          </draw:text-box>
        </draw:frame>
        <draw:custom-shape draw:style-name="gr19" draw:text-style-name="P4" xml:id="id13" draw:id="id13" draw:layer="layout" svg:width="9cm" svg:height="0.5cm" svg:x="27.4cm" svg:y="29.6cm">
          <text:p text:style-name="P1"><text:span text:style-name="T2">$DIST/rdo-trunk-$VERSION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5.35cm" svg:y1="20.45cm" svg:x2="22.128cm" svg:y2="28.25cm" draw:start-shape="id3" draw:start-glue-point="3" draw:end-shape="id7" draw:end-glue-point="0" svg:d="M25350 20450h-3222v7800" svg:viewBox="0 0 3223 7801">
          <text:p/>
        </draw:connector>
        <draw:connector draw:style-name="gr6" draw:text-style-name="P6" draw:layer="layout" svg:x1="25.35cm" svg:y1="20.45cm" svg:x2="25.35cm" svg:y2="21.15cm" draw:start-shape="id3" draw:start-glue-point="3" draw:end-shape="id8" draw:end-glue-point="3" svg:d="M25350 20450h-502v700h502" svg:viewBox="0 0 503 701">
          <text:p/>
        </draw:connector>
        <draw:frame draw:style-name="gr13" draw:text-style-name="P9" draw:layer="layout" svg:width="1.958cm" svg:height="0.569cm" svg:x="22.292cm" svg:y="26.75cm">
          <draw:text-box>
            <text:p><text:span text:style-name="T3">Replicates</text:span></text:p>
          </draw:text-box>
        </draw:frame>
        <draw:frame draw:style-name="gr20" draw:text-style-name="P12" draw:layer="layout" svg:width="1.208cm" svg:height="0.75cm" svg:x="23.692cm" svg:y="20.65cm">
          <draw:text-box>
            <text:p text:style-name="P3"><text:span text:style-name="T3">links</text:span></text:p>
          </draw:text-box>
        </draw:frame>
        <draw:custom-shape draw:style-name="gr18" draw:text-style-name="P2" draw:layer="layout" svg:width="9cm" svg:height="1.5cm" svg:x="11.75cm" svg:y="19.05cm">
          <text:p text:style-name="P1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9cm" svg:height="0.887cm" svg:x="11.8cm" svg:y="19.724cm">
          <draw:text-box>
            <text:p text:style-name="P1"><text:span text:style-name="T3">Performs CI jobs on trunk repos</text:span></text:p>
          </draw:text-box>
        </draw:frame>
        <draw:custom-shape draw:style-name="gr18" draw:text-style-name="P4" draw:layer="layout" svg:width="9cm" svg:height="1.5cm" svg:x="11.75cm" svg:y="20.45cm">
          <text:p text:style-name="P1"><text:span text:style-name="T2">CI engines</text:span></text:p>
          <text:p text:style-name="P1"><text:span text:style-name="T2"><text:a xlink:href="https://prod-rdojenkins.rhcloud.com/" xlink:type="simple">https://prod-rdojenkins.rhcloud.com/</text:a></text:span><text:span text:style-name="T2"> </text:span></text:p>
          <text:p text:style-name="P1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1.55cm" svg:x1="20.75cm" svg:y1="24.75cm" svg:x2="25.35cm" svg:y2="23.35cm" draw:start-shape="id9" draw:end-shape="id4" draw:end-glue-point="3" svg:d="M20750 24750h750v-1400h3850" svg:viewBox="0 0 4601 1401">
          <text:p/>
        </draw:connector>
        <draw:frame draw:style-name="gr21" draw:text-style-name="P7" draw:layer="layout" svg:width="3cm" svg:height="1.205cm" svg:x="22cm" svg:y="21.85cm">
          <draw:text-box>
            <text:p text:style-name="P1"><text:span text:style-name="T3">Promotes curent to current-passed-ci</text:span></text:p>
          </draw:text-box>
        </draw:frame>
        <draw:connector draw:style-name="gr6" draw:text-style-name="P6" draw:layer="layout" draw:line-skew="0.499cm" svg:x1="33.097cm" svg:y1="22.65cm" svg:x2="36.4cm" svg:y2="30.55cm" draw:start-shape="id10" draw:start-glue-point="1" draw:end-shape="id11" draw:end-glue-point="1" svg:d="M33097 22650h4303v7900h-1000" svg:viewBox="0 0 4304 7901">
          <text:p/>
        </draw:connector>
        <draw:frame draw:style-name="gr22" draw:text-style-name="P7" draw:layer="layout" svg:width="2.75cm" svg:height="0.887cm" svg:x="37.95cm" svg:y="27.863cm">
          <draw:text-box>
            <text:p text:style-name="P1"><text:span text:style-name="T3">Sync periodically</text:span></text:p>
          </draw:text-box>
        </draw:frame>
        <draw:frame draw:style-name="gr12" draw:text-style-name="P8" draw:layer="layout" svg:width="2.5cm" svg:height="0.607cm" svg:x="32.952cm" svg:y="11.851cm">
          <draw:text-box>
            <text:p text:style-name="P3"><text:span text:style-name="T2">branches</text:span></text:p>
          </draw:text-box>
        </draw:frame>
        <draw:custom-shape draw:style-name="gr16" draw:text-style-name="P4" xml:id="id12" draw:id="id12" draw:layer="layout" svg:width="7.747cm" svg:height="0.5cm" svg:x="25.35cm" svg:y="21.6cm">
          <text:p text:style-name="P1"><text:span text:style-name="T2">/$VERSION/$DIST/consisten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198cm" svg:x1="25.35cm" svg:y1="20.45cm" svg:x2="25.35cm" svg:y2="21.85cm" draw:start-shape="id3" draw:start-glue-point="3" draw:end-shape="id12" draw:end-glue-point="3" svg:d="M25350 20450h-700v1400h700" svg:viewBox="0 0 701 1401">
          <text:p/>
        </draw:connector>
        <draw:custom-shape draw:style-name="gr19" draw:text-style-name="P4" xml:id="id11" draw:id="id11" draw:layer="layout" svg:width="9cm" svg:height="0.5cm" svg:x="27.4cm" svg:y="30.3cm">
          <text:p text:style-name="P1"><text:span text:style-name="T2">$DIST/rdo-trunk-$VERSION-tested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999cm" svg:x1="33.097cm" svg:y1="21.85cm" svg:x2="36.4cm" svg:y2="29.85cm" draw:start-shape="id12" draw:start-glue-point="1" draw:end-shape="id13" draw:end-glue-point="1" svg:d="M33097 21850h4803v8000h-1500" svg:viewBox="0 0 4804 8001">
          <text:p/>
        </draw:connector>
        <draw:custom-shape draw:style-name="gr16" draw:text-style-name="P4" xml:id="id4" draw:id="id4" draw:layer="layout" svg:width="7.747cm" svg:height="0.5cm" svg:x="25.35cm" svg:y="23.1cm">
          <text:p text:style-name="P1"><text:span text:style-name="T2">/$DIST/current-tripleo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9cm" svg:height="1.5cm" svg:x="11.75cm" svg:y="22.6cm">
          <text:p text:style-name="P1"><text:span text:style-name="T1">TripleO CI jobs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9cm" svg:height="0.887cm" svg:x="11.8cm" svg:y="23.274cm">
          <draw:text-box>
            <text:p text:style-name="P1"><text:span text:style-name="T3">Performs TripleO CI jobs on trunk master repo</text:span></text:p>
          </draw:text-box>
        </draw:frame>
        <draw:custom-shape draw:style-name="gr18" draw:text-style-name="P4" xml:id="id9" draw:id="id9" draw:layer="layout" svg:width="9cm" svg:height="1.5cm" svg:x="11.75cm" svg:y="24cm">
          <text:p text:style-name="P1"><text:span text:style-name="T2">CI engine managed by TriploO team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9cm" svg:height="1.5cm" svg:x="11.75cm" svg:y="19.05cm">
          <text:p text:style-name="P1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9cm" svg:height="0.887cm" svg:x="11.8cm" svg:y="19.724cm">
          <draw:text-box>
            <text:p text:style-name="P1"><text:span text:style-name="T3">Performs CI jobs on trunk repos</text:span></text:p>
          </draw:text-box>
        </draw:frame>
        <draw:custom-shape draw:style-name="gr18" draw:text-style-name="P4" xml:id="id14" draw:id="id14" draw:layer="layout" svg:width="9cm" svg:height="1.5cm" svg:x="11.75cm" svg:y="20.45cm">
          <text:p text:style-name="P1"><text:span text:style-name="T2">CI engines</text:span></text:p>
          <text:p text:style-name="P1"><text:span text:style-name="T2"/></text:p>
          <text:p text:style-name="P1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1.55cm" svg:x1="20.75cm" svg:y1="21.2cm" svg:x2="25.35cm" svg:y2="22.65cm" draw:start-shape="id14" draw:end-shape="id10" draw:end-glue-point="3" svg:d="M20750 21200h750v1450h3850" svg:viewBox="0 0 4601 1451">
          <text:p/>
        </draw:connector>
        <draw:frame draw:style-name="gr21" draw:text-style-name="P7" draw:layer="layout" svg:width="3cm" svg:height="1.205cm" svg:x="22.5cm" svg:y="23.4cm">
          <draw:text-box>
            <text:p text:style-name="P1"><text:span text:style-name="T3">Promotes curent to current-tripleo</text:span></text:p>
          </draw:text-box>
        </draw:frame>
        <draw:frame draw:style-name="gr11" draw:text-style-name="P7" draw:layer="layout" svg:width="9cm" svg:height="0.887cm" svg:x="34.75cm" svg:y="18.074cm">
          <draw:text-box>
            <text:p text:style-name="P1"><text:span text:style-name="T3">Performs CI jobs on trunk repos</text:span></text:p>
          </draw:text-box>
        </draw:frame>
        <draw:custom-shape draw:style-name="gr23" draw:text-style-name="P2" xml:id="id15" draw:id="id15" draw:layer="layout" svg:width="7.25cm" svg:height="1.5cm" svg:x="35.75cm" svg:y="17.4cm">
          <text:p text:style-name="P1"><text:span text:style-name="T1">distgit CI jobs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7.25cm" svg:height="0.887cm" svg:x="35.75cm" svg:y="18.074cm">
          <draw:text-box>
            <text:p text:style-name="P1"><text:span text:style-name="T3">Performs CI jobs on new <text:s/>reviews for distgit</text:span></text:p>
          </draw:text-box>
        </draw:frame>
        <draw:custom-shape draw:style-name="gr23" draw:text-style-name="P4" xml:id="id18" draw:id="id18" draw:layer="layout" svg:width="7.25cm" svg:height="1.5cm" svg:x="35.75cm" svg:y="18.8cm">
          <text:p text:style-name="P1"><text:span text:style-name="T2">CI engine</text:span></text:p>
          <text:p text:style-name="P1"><text:span text:style-name="T2"><text:a xlink:href="https://ci.centos.org/view/rdo/" xlink:type="simple">https://ci.centos.org/view/rdo/</text:a></text:span><text:span text:style-name="T2"> 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39.375cm" svg:y1="17.4cm" svg:x2="35.6cm" svg:y2="14.2cm" draw:start-shape="id15" draw:end-shape="id16" draw:end-glue-point="2" svg:d="M39375 17400v-1600h-3775v-1600" svg:viewBox="0 0 3776 3201">
          <text:p/>
        </draw:connector>
        <draw:custom-shape draw:style-name="gr24" draw:text-style-name="P1" xml:id="id17" draw:id="id17" draw:layer="layout" svg:width="0.5cm" svg:height="0.5cm" svg:x="34.25cm" svg:y="13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xml:id="id16" draw:id="id16" draw:layer="layout" svg:width="0.5cm" svg:height="0.5cm" svg:x="35.35cm" svg:y="13.7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34.5cm" svg:y1="14.2cm" svg:x2="35.75cm" svg:y2="19.55cm" draw:start-shape="id17" draw:start-glue-point="2" draw:end-shape="id18" draw:end-glue-point="3" svg:d="M34500 14200v5350h1250" svg:viewBox="0 0 1251 5351">
          <text:p/>
        </draw:connector>
        <draw:frame draw:style-name="gr22" draw:text-style-name="P9" draw:layer="layout" svg:width="3.458cm" svg:height="0.887cm" svg:x="31.3cm" svg:y="14.913cm">
          <draw:text-box>
            <text:p text:style-name="P3"><text:span text:style-name="T3">Trigger CI job when a change is requested </text:span></text:p>
          </draw:text-box>
        </draw:frame>
        <draw:frame draw:style-name="gr22" draw:text-style-name="P9" draw:layer="layout" svg:width="3.458cm" svg:height="0.887cm" svg:x="35.75cm" svg:y="14.913cm">
          <draw:text-box>
            <text:p><text:span text:style-name="T3">Add a vote depending on test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6:15:41.497079238</meta:creation-date>
    <dc:date>2016-04-18T18:34:19.825297678</dc:date>
    <meta:editing-duration>P10DT19H33M57S</meta:editing-duration>
    <meta:editing-cycles>61</meta:editing-cycles>
    <meta:generator>LibreOffice/5.0.3.2$Linux_X86_64 LibreOffice_project/00$Build-2</meta:generator>
    <dc:creator>Alfredo Moralejo</dc:creator>
    <meta:document-statistic meta:object-count="72"/>
  </office:meta>
</office:document-meta>
</file>